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54in"/>
    </style:style>
    <style:style style:name="co2" style:family="table-column">
      <style:table-column-properties fo:break-before="auto" style:column-width="1.2236in"/>
    </style:style>
    <style:style style:name="co3" style:family="table-column">
      <style:table-column-properties fo:break-before="auto" style:column-width="1.5252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1.6283in"/>
    </style:style>
    <style:style style:name="co6" style:family="table-column">
      <style:table-column-properties fo:break-before="auto" style:column-width="0.9909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3957in"/>
    </style:style>
    <style:style style:name="co9" style:family="table-column">
      <style:table-column-properties fo:break-before="auto" style:column-width="1.4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1.7764in" fo:break-before="auto" style:use-optimal-row-height="true"/>
    </style:style>
    <style:style style:name="ro4" style:family="table-row">
      <style:table-row-properties style:row-height="1.5984in" fo:break-before="auto" style:use-optimal-row-height="true"/>
    </style:style>
    <style:style style:name="ro5" style:family="table-row">
      <style:table-row-properties style:row-height="4.0862in" fo:break-before="auto" style:use-optimal-row-height="true"/>
    </style:style>
    <style:style style:name="ro6" style:family="table-row">
      <style:table-row-properties style:row-height="4.2638in" fo:break-before="auto" style:use-optimal-row-height="true"/>
    </style:style>
    <style:style style:name="ro7" style:family="table-row">
      <style:table-row-properties style:row-height="3.9083in" fo:break-before="auto" style:use-optimal-row-height="true"/>
    </style:style>
    <style:style style:name="ro8" style:family="table-row">
      <style:table-row-properties style:row-height="2.1319in" fo:break-before="auto" style:use-optimal-row-height="true"/>
    </style:style>
    <style:style style:name="ro9" style:family="table-row">
      <style:table-row-properties style:row-height="0.3547in" fo:break-before="auto" style:use-optimal-row-height="true"/>
    </style:style>
    <style:style style:name="ro10" style:family="table-row">
      <style:table-row-properties style:row-height="2.3098in" fo:break-before="auto" style:use-optimal-row-height="true"/>
    </style:style>
    <style:style style:name="ro11" style:family="table-row">
      <style:table-row-properties style:row-height="1.4209in" fo:break-before="auto" style:use-optimal-row-height="true"/>
    </style:style>
    <style:style style:name="ro12" style:family="table-row">
      <style:table-row-properties style:row-height="3.5535in" fo:break-before="auto" style:use-optimal-row-height="true"/>
    </style:style>
    <style:style style:name="ro13" style:family="table-row">
      <style:table-row-properties style:row-height="3.7311in" fo:break-before="auto" style:use-optimal-row-height="true"/>
    </style:style>
    <style:style style:name="ro14" style:family="table-row">
      <style:table-row-properties style:row-height="3.0201in" fo:break-before="auto" style:use-optimal-row-height="true"/>
    </style:style>
    <style:style style:name="ro15" style:family="table-row">
      <style:table-row-properties style:row-height="0.5327in" fo:break-before="auto" style:use-optimal-row-height="true"/>
    </style:style>
    <style:style style:name="ro16" style:family="table-row">
      <style:table-row-properties style:row-height="0.7102in" fo:break-before="auto" style:use-optimal-row-height="true"/>
    </style:style>
    <style:style style:name="ro17" style:family="table-row">
      <style:table-row-properties style:row-height="2.3425in" fo:break-before="auto" style:use-optimal-row-height="true"/>
    </style:style>
    <style:style style:name="ro18" style:family="table-row">
      <style:table-row-properties style:row-height="1.6783in" fo:break-before="auto" style:use-optimal-row-height="true"/>
    </style:style>
    <style:style style:name="ro19" style:family="table-row">
      <style:table-row-properties style:row-height="4.6193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2.6736in" fo:break-before="auto" style:use-optimal-row-height="true"/>
    </style:style>
    <style:style style:name="ro22" style:family="table-row">
      <style:table-row-properties style:row-height="2.1764in" fo:break-before="auto" style:use-optimal-row-height="true"/>
    </style:style>
    <style:style style:name="ro23" style:family="table-row">
      <style:table-row-properties style:row-height="3.0055in" fo:break-before="auto" style:use-optimal-row-height="true"/>
    </style:style>
    <style:style style:name="ro24" style:family="table-row">
      <style:table-row-properties style:row-height="2.3256in" fo:break-before="auto" style:use-optimal-row-height="false"/>
    </style:style>
    <style:style style:name="ta1" style:family="table" style:master-page-name="PageStyle_5f_RS_20_Component">
      <style:table-properties table:display="true" style:writing-mode="lr-tb"/>
    </style:style>
    <style:style style:name="ta2" style:family="table" style:master-page-name="PageStyle_5f_Farnell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4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Default" style:data-style-name="N0">
      <style:table-cell-properties fo:border-bottom="0.0008in solid #000000" style:text-align-source="fix" style:repeat-content="false" fo:background-color="transparent" fo:wrap-option="wrap" fo:border-left="0.028in solid #000000" fo:border-right="0.028in solid #000000" fo:border-top="0.0008in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0.0008in solid #000000" style:text-align-source="fix" style:repeat-content="false" fo:wrap-option="wrap" fo:border-left="0.028in solid #000000" fo:border-right="0.028in solid #000000" fo:border-top="0.0008in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008in solid #000000" fo:wrap-option="wrap" fo:border-left="0.028in solid #000000" fo:border-right="0.028in solid #000000" fo:border-top="none" style:vertical-align="middle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28in solid #000000" fo:border-right="0.028in solid #000000" fo:border-top="non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28in solid #000000" style:text-align-source="fix" style:repeat-content="false" fo:background-color="transparent" fo:wrap-option="wrap" fo:border-left="0.028in solid #000000" fo:border-right="0.028in solid #000000" fo:border-top="0.0008in solid #000000" style:vertical-align="middle"/>
      <style:paragraph-properties fo:text-align="center"/>
    </style:style>
    <style:style style:name="ce1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0.028in solid #000000" style:text-align-source="fix" style:repeat-content="false" fo:wrap-option="wrap" fo:border-left="0.028in solid #000000" fo:border-right="0.028in solid #000000" fo:border-top="0.0008in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S Componen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6" table:number-columns-repeated="9" table:default-cell-style-name="Excel_20_Built-in_20_Normal"/>
        <table:table-column table:style-name="co7" table:number-columns-repeated="1008" table:default-cell-style-name="Excel_20_Built-in_20_Normal"/>
        <table:table-row table:style-name="ro1">
          <table:table-cell table:style-name="ce1" office:value-type="string">
            <text:p>Composant/Pièc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de commande</text:p>
          </table:table-cell>
          <table:table-cell table:style-name="ce1" office:value-type="string">
            <text:p>Fabricant</text:p>
          </table:table-cell>
          <table:table-cell table:style-name="ce1" office:value-type="string">
            <text:p>Réf. Fabricant</text:p>
          </table:table-cell>
          <table:table-cell table:style-name="ce1" office:value-type="string">
            <text:p>Qté unitaire/mètre</text:p>
          </table:table-cell>
          <table:table-cell table:style-name="ce1" office:value-type="string">
            <text:p>Prix unitaire HT</text:p>
          </table:table-cell>
          <table:table-cell table:number-columns-repeated="1017"/>
        </table:table-row>
        <table:table-row table:style-name="ro1" table:number-rows-repeated="26">
          <table:table-cell table:style-name="ce2" table:number-columns-repeated="6"/>
          <table:table-cell table:style-name="ce3"/>
          <table:table-cell table:style-name="ce4"/>
          <table:table-cell table:style-name="ce5" table:number-columns-repeated="8"/>
          <table:table-cell table:number-columns-repeated="100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nell" table:style-name="ta2" table:print="false">
        <office:forms form:automatic-focus="false" form:apply-design-mode="false"/>
        <table:table-column table:style-name="co8" table:default-cell-style-name="Excel_20_Built-in_20_Normal"/>
        <table:table-column table:style-name="co2" table:number-columns-repeated="4" table:default-cell-style-name="Excel_20_Built-in_20_Normal"/>
        <table:table-column table:style-name="co9" table:default-cell-style-name="ce14"/>
        <table:table-column table:style-name="co2" table:default-cell-style-name="Excel_20_Built-in_20_Normal"/>
        <table:table-column table:style-name="co7" table:number-columns-repeated="1017" table:default-cell-style-name="Excel_20_Built-in_20_Normal"/>
        <table:table-row table:style-name="ro2">
          <table:table-cell table:style-name="ce1" office:value-type="string">
            <text:p>Composant/Pièc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de commande</text:p>
          </table:table-cell>
          <table:table-cell table:style-name="ce1" office:value-type="string">
            <text:p>Fabricant</text:p>
          </table:table-cell>
          <table:table-cell table:style-name="ce1" office:value-type="string">
            <text:p>Réf. Fabricant</text:p>
          </table:table-cell>
          <table:table-cell table:style-name="ce13" office:value-type="string">
            <text:p>Qté unitaire/mètre</text:p>
          </table:table-cell>
          <table:table-cell table:style-name="ce1" office:value-type="string">
            <text:p>Prix unitaire HT</text:p>
          </table:table-cell>
          <table:table-cell/>
          <table:table-cell table:style-name="ce15" office:value-type="string">
            <text:p>Lie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120Ω, cms, package R0805</text:p>
          </table:table-cell>
          <table:table-cell table:style-name="ce12" office:value-type="string">
            <text:p>Résistance à puce CMS, Couche épaisse, 0805 [2012 Metric], 120 ohm, Série MC, 150 V, Couche épaisse </text:p>
          </table:table-cell>
          <table:table-cell table:style-name="ce12" office:value-type="float" office:value="9333819">
            <text:p>9333819</text:p>
          </table:table-cell>
          <table:table-cell table:style-name="ce2" office:value-type="string">
            <text:p>MULTICOMP PRO</text:p>
          </table:table-cell>
          <table:table-cell table:style-name="ce12" office:value-type="string">
            <text:p>MC01W08055120R </text:p>
          </table:table-cell>
          <table:table-cell table:style-name="ce2" office:value-type="float" office:value="2">
            <text:p>2</text:p>
          </table:table-cell>
          <table:table-cell table:style-name="ce12" office:value-type="string">
            <text:p>0,0057 € </text:p>
          </table:table-cell>
          <table:table-cell/>
          <table:table-cell table:style-name="ce7" office:value-type="string">
            <text:p>https://fr.farnell.com/multicomp/mc01w08055120r/res-couche-epaisse-120r-5-0-1w/dp/9333819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330Ω, cms, package R0805</text:p>
          </table:table-cell>
          <table:table-cell table:style-name="ce12" office:value-type="string">
            <text:p>Résistance à puce CMS, Couche épaisse, 0805 [2012 Metric], 330 ohm, Série MC, 150 V, Couche épaisse</text:p>
          </table:table-cell>
          <table:table-cell table:style-name="ce12" office:value-type="float" office:value="9333037">
            <text:p>9333037</text:p>
          </table:table-cell>
          <table:table-cell table:style-name="ce2" office:value-type="string">
            <text:p>MULTICOMP PRO</text:p>
          </table:table-cell>
          <table:table-cell table:style-name="ce12" office:value-type="string">
            <text:p>MC01W08051330R </text:p>
          </table:table-cell>
          <table:table-cell table:style-name="ce2" office:value-type="float" office:value="2">
            <text:p>2</text:p>
          </table:table-cell>
          <table:table-cell table:style-name="ce12" office:value-type="string">
            <text:p>0,0057 € </text:p>
          </table:table-cell>
          <table:table-cell/>
          <table:table-cell table:style-name="ce7" office:value-type="string">
            <text:p>https://fr.farnell.com/multicomp/mc01w08051330r/res-couche-epaisse-330r-1-0-1w/dp/9333037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1kΩ, cms, package R0805</text:p>
          </table:table-cell>
          <table:table-cell table:style-name="ce12" office:value-type="string">
            <text:p>Résistance à puce CMS, Couche épaisse, 0805 [2012 Metric], 1 kohm, Série MC, 150 V, Couche épaisse</text:p>
          </table:table-cell>
          <table:table-cell table:style-name="ce12" office:value-type="float" office:value="9333711">
            <text:p>9333711</text:p>
          </table:table-cell>
          <table:table-cell table:style-name="ce2" office:value-type="string">
            <text:p>MULTICOMP PRO</text:p>
          </table:table-cell>
          <table:table-cell table:style-name="ce12" office:value-type="string">
            <text:p>MC01W080551K </text:p>
          </table:table-cell>
          <table:table-cell table:style-name="ce2" office:value-type="float" office:value="2">
            <text:p>2</text:p>
          </table:table-cell>
          <table:table-cell table:style-name="ce12" office:value-type="string">
            <text:p>0,0096 € </text:p>
          </table:table-cell>
          <table:table-cell/>
          <table:table-cell table:style-name="ce7" office:value-type="string">
            <text:p>https://fr.farnell.com/multicomp/mc01w080551k/res-couche-epaisse-1k-5-0-1w-0805/dp/9333711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2.2kΩ, cms, package R0805</text:p>
          </table:table-cell>
          <table:table-cell table:style-name="ce12" office:value-type="string">
            <text:p>Résistance à puce CMS, Couche épaisse, 0805 [2012 Metric], 2.2 kohm, Série MC, 150 V</text:p>
          </table:table-cell>
          <table:table-cell table:style-name="ce12" office:value-type="float" office:value="9332812">
            <text:p>9332812</text:p>
          </table:table-cell>
          <table:table-cell table:style-name="ce2" office:value-type="string">
            <text:p>MULTICOMP PRO</text:p>
          </table:table-cell>
          <table:table-cell table:style-name="ce12" office:value-type="string">
            <text:p>MC01W080512K2 </text:p>
          </table:table-cell>
          <table:table-cell table:style-name="ce2" office:value-type="float" office:value="1">
            <text:p>1</text:p>
          </table:table-cell>
          <table:table-cell table:style-name="ce12" office:value-type="string">
            <text:p>0,0112 € </text:p>
          </table:table-cell>
          <table:table-cell/>
          <table:table-cell table:style-name="ce7" office:value-type="string">
            <text:p>https://fr.farnell.com/multicomp/mc01w080512k2/res-couche-epaisse-2-2k-1-0-1w/dp/9332812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4.7kΩ, cms, package R0805</text:p>
          </table:table-cell>
          <table:table-cell table:style-name="ce12" office:value-type="string">
            <text:p>Résistance à puce CMS, Couche épaisse, 0805 [2012 Metric], 4.7 kohm, Série ERJ6E, 150 V</text:p>
          </table:table-cell>
          <table:table-cell table:style-name="ce12" office:value-type="string">
            <text:p>2380397RL </text:p>
          </table:table-cell>
          <table:table-cell table:style-name="ce12" office:value-type="string">
            <text:p><text:a xlink:href="https://fr.farnell.com/b/panasonic">PANASONIC</text:a> </text:p>
          </table:table-cell>
          <table:table-cell table:style-name="ce12" office:value-type="string">
            <text:p>ERJ6RBD4701V </text:p>
          </table:table-cell>
          <table:table-cell table:style-name="ce2"/>
          <table:table-cell table:style-name="ce12" office:value-type="string">
            <text:p>0,0112 € </text:p>
          </table:table-cell>
          <table:table-cell/>
          <table:table-cell table:style-name="ce7" office:value-type="string">
            <text:p>https://fr.farnell.com/panasonic/erj6rbd4701v/res-couche-epaisse-4-7k-0-5-0/dp/2380397RL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6.8kΩ, cms, package R0805</text:p>
          </table:table-cell>
          <table:table-cell table:style-name="ce12" office:value-type="string">
            <text:p>Résistance à puce CMS, Couche épaisse, 0805 [2012 Metric], 6.8 kohm, Série MCWR, 150 V</text:p>
          </table:table-cell>
          <table:table-cell table:style-name="ce12" office:value-type="float" office:value="2447711">
            <text:p>2447711</text:p>
          </table:table-cell>
          <table:table-cell table:style-name="ce2" office:value-type="string">
            <text:p>MULTICOMP PRO</text:p>
          </table:table-cell>
          <table:table-cell table:style-name="ce12" office:value-type="string">
            <text:p>MCWR08X6801FTL </text:p>
          </table:table-cell>
          <table:table-cell table:style-name="ce2" office:value-type="float" office:value="1">
            <text:p>1</text:p>
          </table:table-cell>
          <table:table-cell table:style-name="ce12" office:value-type="string">
            <text:p>0,0078 € </text:p>
          </table:table-cell>
          <table:table-cell/>
          <table:table-cell table:style-name="ce7" office:value-type="string">
            <text:p>https://fr.farnell.com/multicomp/mcwr08x6801ftl/res-couche-epaisse-6-8k-1-0-125w/dp/2447711?st=R%C3%A9sistance%20%C3%A0%20puce%20CMS,%20Couche%20%C3%A9paisse,%200805%20[2012%20Metric],%206.8%20kohm</text:p>
          </table:table-cell>
          <table:table-cell table:number-columns-repeated="1015"/>
        </table:table-row>
        <table:table-row table:style-name="ro6">
          <table:table-cell table:style-name="ce6" office:value-type="string">
            <text:p>10kΩ, cms, package R0805</text:p>
          </table:table-cell>
          <table:table-cell table:style-name="ce12" office:value-type="string">
            <text:p>Résistance à puce CMS, 0805 [2012 Metric], 10 kohm, CRGCQ Series, 150 V, Couche épaisse, 125 mW</text:p>
          </table:table-cell>
          <table:table-cell table:style-name="ce12" office:value-type="float" office:value="2861913">
            <text:p>2861913</text:p>
          </table:table-cell>
          <table:table-cell table:style-name="ce12" office:value-type="string">
            <text:p><text:a xlink:href="https://fr.farnell.com/b/te-connectivity">TE CONNECTIVITY</text:a> </text:p>
          </table:table-cell>
          <table:table-cell table:style-name="ce12" office:value-type="string">
            <text:p>CRGCQ0805J10K </text:p>
          </table:table-cell>
          <table:table-cell table:style-name="ce2" office:value-type="float" office:value="7">
            <text:p>7</text:p>
          </table:table-cell>
          <table:table-cell table:style-name="ce12" office:value-type="string">
            <text:p>0,0135 € </text:p>
          </table:table-cell>
          <table:table-cell/>
          <table:table-cell table:style-name="ce7" office:value-type="string">
            <text:p>https://fr.farnell.com/te-connectivity/crgcq0805j10k/res-aec-q200-couche-epaisse-10k/dp/2861913?st=R%C3%A9sistance%20%C3%A0%20puce%20CMS,%20Couche%20%C3%A9paisse,%200805%20[2012%20Metric],%2010%20kohm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12k<text:span text:style-name="T1">Ω <text:s/>R-</text:span><text:span text:style-name="T1">EU_R0805</text:span></text:p>
          </table:table-cell>
          <table:table-cell table:style-name="ce12" office:value-type="string">
            <text:p>Résistance à puce CMS, Couche épaisse, 0805 [2012 Metric], 12 kohm, Série MCWR, 150 V</text:p>
          </table:table-cell>
          <table:table-cell table:style-name="ce12" office:value-type="float" office:value="2447563">
            <text:p>2447563</text:p>
          </table:table-cell>
          <table:table-cell table:style-name="ce2" office:value-type="string">
            <text:p>MULTICOMP PRO</text:p>
          </table:table-cell>
          <table:table-cell table:style-name="ce12" office:value-type="string">
            <text:p>MCWR08X1202FTL </text:p>
          </table:table-cell>
          <table:table-cell table:style-name="ce2"/>
          <table:table-cell table:style-name="ce3"/>
          <table:table-cell/>
          <table:table-cell table:style-name="ce7" office:value-type="string">
            <text:p>https://fr.farnell.com/multicomp/mcwr08x1202ftl/res-couche-epaisse-12k-1-0-125w/dp/2447563?st=R%C3%A9sistance%20%C3%A0%20puce%20CMS,%20Couche%20%C3%A9paisse,%200805%20[2012%20Metric],%2012%20kohm</text:p>
          </table:table-cell>
          <table:table-cell table:number-columns-repeated="1015"/>
        </table:table-row>
        <table:table-row table:style-name="ro7">
          <table:table-cell table:style-name="ce6" office:value-type="string">
            <text:p>18kΩ, cms, package R0805</text:p>
          </table:table-cell>
          <table:table-cell table:style-name="ce12" office:value-type="string">
            <text:p>Résistance à puce CMS, Couche épaisse, 0805 [2012 Metric], 18 kohm, Série MCWR, 150 V</text:p>
          </table:table-cell>
          <table:table-cell table:style-name="ce12" office:value-type="float" office:value="2447584">
            <text:p>2447584</text:p>
          </table:table-cell>
          <table:table-cell table:style-name="ce2" office:value-type="string">
            <text:p>MULTICOMP PRO</text:p>
          </table:table-cell>
          <table:table-cell table:style-name="ce12" office:value-type="string">
            <text:p>MCWR08X1802FTL </text:p>
          </table:table-cell>
          <table:table-cell table:style-name="ce2" office:value-type="float" office:value="1">
            <text:p>1</text:p>
          </table:table-cell>
          <table:table-cell table:style-name="ce12" office:value-type="string">
            <text:p>0,0077 € </text:p>
          </table:table-cell>
          <table:table-cell/>
          <table:table-cell table:style-name="ce7" office:value-type="string">
            <text:p>https://fr.farnell.com/multicomp/mcwr08x1802ftl/resistance-thick-film-18kohm-1/dp/2447584?st=R%C3%A9sistance%20%C3%A0%20puce%20CMS,%20Couche%20%C3%A9paisse,%200805%20[2012%20Metric],%2018%20kohm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100kΩ, cms, package R0805</text:p>
          </table:table-cell>
          <table:table-cell table:style-name="ce12" office:value-type="string">
            <text:p>Résistance à puce CMS, Couche épaisse, 0805 [2012 Metric], 100 kohm, Série MCWR, 150 V</text:p>
          </table:table-cell>
          <table:table-cell table:style-name="ce12" office:value-type="float" office:value="2447551">
            <text:p>2447551</text:p>
          </table:table-cell>
          <table:table-cell table:style-name="ce2" office:value-type="string">
            <text:p>MULTICOMP PRO</text:p>
          </table:table-cell>
          <table:table-cell table:style-name="ce12" office:value-type="string">
            <text:p>MCWR08X1003FTL </text:p>
          </table:table-cell>
          <table:table-cell table:style-name="ce2" office:value-type="float" office:value="1">
            <text:p>1</text:p>
          </table:table-cell>
          <table:table-cell table:style-name="ce12" office:value-type="string">
            <text:p>0,0077 € </text:p>
          </table:table-cell>
          <table:table-cell/>
          <table:table-cell table:style-name="ce7" office:value-type="string">
            <text:p>https://fr.farnell.com/multicomp/mcwr08x1003ftl/res-couche-epaisse-100k-1-0-125w/dp/2447551?st=R%C3%A9sistance%20%C3%A0%20puce%20CMS,%20Couche%20%C3%A9paisse,%200805%20[2012%20Metric],%20100%20kohm</text:p>
          </table:table-cell>
          <table:table-cell table:number-columns-repeated="1015"/>
        </table:table-row>
        <table:table-row table:style-name="ro8">
          <table:table-cell table:style-name="ce6" office:value-type="string">
            <text:p>27pF, cms, package C0805</text:p>
          </table:table-cell>
          <table:table-cell table:style-name="ce12" office:value-type="string">
            <text:p>Condensateur céramique multicouche CMS, 27 pF, 50 V, 0805 [2012 Metric], ± 5%, C0G / NP0, Série MC</text:p>
          </table:table-cell>
          <table:table-cell table:style-name="ce12" office:value-type="float" office:value="1759196">
            <text:p>1759196</text:p>
          </table:table-cell>
          <table:table-cell table:style-name="ce2" office:value-type="string">
            <text:p>MULTICOMP PRO</text:p>
          </table:table-cell>
          <table:table-cell table:style-name="ce12" office:value-type="string">
            <text:p>MC0805N270J500CT </text:p>
          </table:table-cell>
          <table:table-cell table:style-name="ce2" office:value-type="float" office:value="3">
            <text:p>3</text:p>
          </table:table-cell>
          <table:table-cell table:style-name="ce12" office:value-type="string">
            <text:p>0,0521 € </text:p>
          </table:table-cell>
          <table:table-cell/>
          <table:table-cell table:style-name="ce7" office:value-type="string">
            <text:p>https://fr.farnell.com/multicomp/mc0805n270j500ct/cond-27pf-50v-5-c0g-np0-0805/dp/1759196?st=CMS%200805%2027%20pF</text:p>
          </table:table-cell>
          <table:table-cell table:number-columns-repeated="1015"/>
        </table:table-row>
        <table:table-row table:style-name="ro8">
          <table:table-cell table:style-name="ce8" office:value-type="string">
            <text:p>10nF C-EUC0805</text:p>
          </table:table-cell>
          <table:table-cell table:style-name="ce12" office:value-type="string">
            <text:p>Condensateur céramique multicouche CMS, 10000 pF, 100 V, 0805 [2012 Metric], ± 10%, X7R</text:p>
          </table:table-cell>
          <table:table-cell table:style-name="ce12" office:value-type="float" office:value="1658874">
            <text:p>1658874</text:p>
          </table:table-cell>
          <table:table-cell table:style-name="ce12" office:value-type="string">
            <text:p><text:a xlink:href="https://fr.farnell.com/b/avx">AVX</text:a></text:p>
          </table:table-cell>
          <table:table-cell table:style-name="ce12" office:value-type="string">
            <text:p>08051C103KAT2A </text:p>
          </table:table-cell>
          <table:table-cell table:style-name="ce2"/>
          <table:table-cell table:style-name="ce3"/>
          <table:table-cell/>
          <table:table-cell table:style-name="ce7" office:value-type="string">
            <text:p>https://fr.farnell.com/avx/08051c103kat2a/cond-0-01-f-100v-10-x7r-0805/dp/1658874?st=CMS%200805%2010%20nF</text:p>
          </table:table-cell>
          <table:table-cell table:number-columns-repeated="1015"/>
        </table:table-row>
        <table:table-row table:style-name="ro9">
          <table:table-cell table:style-name="ce6" office:value-type="string">
            <text:p>100nF, cms, package C0603</text:p>
          </table:table-cell>
          <table:table-cell table:style-name="ce2" table:number-columns-repeated="5"/>
          <table:table-cell table:style-name="ce3"/>
          <table:table-cell/>
          <table:table-cell table:style-name="Default"/>
          <table:table-cell table:number-columns-repeated="1015"/>
        </table:table-row>
        <table:table-row table:style-name="ro8">
          <table:table-cell table:style-name="ce6" office:value-type="string">
            <text:p>0,1µF, cms, package C0805</text:p>
          </table:table-cell>
          <table:table-cell table:style-name="ce12" office:value-type="string">
            <text:p>Condensateur céramique multicouche CMS, 0.1 µF, 50 V, 0805 [2012 Metric], ± 5%, X7R, Série C KEMET</text:p>
          </table:table-cell>
          <table:table-cell table:style-name="ce12" office:value-type="float" office:value="1414663">
            <text:p>1414663</text:p>
          </table:table-cell>
          <table:table-cell table:style-name="ce12" office:value-type="string">
            <text:p><text:a xlink:href="https://fr.farnell.com/b/kemet">KEMET</text:a></text:p>
          </table:table-cell>
          <table:table-cell table:style-name="ce12" office:value-type="string">
            <text:p>C0805C104J5RACTU </text:p>
          </table:table-cell>
          <table:table-cell table:style-name="ce2" office:value-type="float" office:value="1">
            <text:p>1</text:p>
          </table:table-cell>
          <table:table-cell table:style-name="ce12" office:value-type="string">
            <text:p>0,0597 € </text:p>
          </table:table-cell>
          <table:table-cell/>
          <table:table-cell table:style-name="ce7" office:value-type="string">
            <text:p>https://fr.farnell.com/kemet/c0805c104j5ractu/condensateur-0-1-f-50v-5-x7r-0805/dp/1414663?st=CMS%200805%20100%20nF</text:p>
          </table:table-cell>
          <table:table-cell table:number-columns-repeated="1015"/>
        </table:table-row>
        <table:table-row table:style-name="ro10">
          <table:table-cell table:style-name="ce6" office:value-type="string">
            <text:p>0.33µF, cms, package C0805</text:p>
          </table:table-cell>
          <table:table-cell table:style-name="ce12" office:value-type="string">
            <text:p>Condensateur céramique multicouche CMS, ESD, 0.33 µF, 50 V, 0805 [2012 Metric], ± 10%, X7R</text:p>
          </table:table-cell>
          <table:table-cell table:style-name="ce12" office:value-type="float" office:value="2991367">
            <text:p>2991367</text:p>
          </table:table-cell>
          <table:table-cell table:style-name="ce12" office:value-type="string">
            <text:p><text:a xlink:href="https://fr.farnell.com/b/kemet">KEMET</text:a></text:p>
          </table:table-cell>
          <table:table-cell table:style-name="ce12" office:value-type="string">
            <text:p>C0805C334K5RECTU </text:p>
          </table:table-cell>
          <table:table-cell table:style-name="ce2" office:value-type="float" office:value="1">
            <text:p>1</text:p>
          </table:table-cell>
          <table:table-cell table:style-name="ce12" office:value-type="string">
            <text:p>0,169 € </text:p>
          </table:table-cell>
          <table:table-cell/>
          <table:table-cell table:style-name="ce7" office:value-type="string">
            <text:p>https://fr.farnell.com/kemet/c0805c334k5rectu/condensateur-0-33uf-50v-mlcc-0805/dp/2991367?st=CMS%200805%200.33%20uF</text:p>
          </table:table-cell>
          <table:table-cell table:number-columns-repeated="1015"/>
        </table:table-row>
        <table:table-row table:style-name="ro8">
          <table:table-cell table:style-name="ce6" office:value-type="string">
            <text:p>1µF, cms, package C0805</text:p>
          </table:table-cell>
          <table:table-cell table:style-name="ce12" office:value-type="string">
            <text:p>Condensateur céramique multicouche CMS, 1 µF, 50 V, 0805 [2012 Metric], ± 10%, X5R, C Series TDK</text:p>
          </table:table-cell>
          <table:table-cell table:style-name="ce12" office:value-type="float" office:value="2525138">
            <text:p>2525138</text:p>
          </table:table-cell>
          <table:table-cell table:style-name="ce12" office:value-type="string">
            <text:p><text:a xlink:href="https://fr.farnell.com/b/tdk">TDK</text:a> </text:p>
          </table:table-cell>
          <table:table-cell table:style-name="ce12" office:value-type="string">
            <text:p>C2012X5R1H105K085AB </text:p>
          </table:table-cell>
          <table:table-cell table:style-name="ce2" office:value-type="float" office:value="2">
            <text:p>2</text:p>
          </table:table-cell>
          <table:table-cell table:style-name="ce12" office:value-type="string">
            <text:p>0,267 € </text:p>
          </table:table-cell>
          <table:table-cell/>
          <table:table-cell table:style-name="ce7" office:value-type="string">
            <text:p>https://fr.farnell.com/tdk/c2012x5r1h105k085ab/condensateur-1-f-50v-10-x5r-0805/dp/2525138?st=CMS%200805%201%20uF</text:p>
          </table:table-cell>
          <table:table-cell table:number-columns-repeated="1015"/>
        </table:table-row>
        <table:table-row table:style-name="ro8">
          <table:table-cell table:style-name="ce7" office:value-type="string">
            <text:p>2.2µF C-EUC0805</text:p>
          </table:table-cell>
          <table:table-cell table:style-name="ce12" office:value-type="string">
            <text:p>Condensateur céramique multicouche CMS, 2.2 µF, 16 V, 0805 [2012 Metric], +80%, -20%, Y5V, Série MC</text:p>
          </table:table-cell>
          <table:table-cell table:style-name="ce12" office:value-type="float" office:value="1759424">
            <text:p>1759424</text:p>
          </table:table-cell>
          <table:table-cell table:style-name="ce2" office:value-type="string">
            <text:p>MULTICOMP PRO</text:p>
          </table:table-cell>
          <table:table-cell table:style-name="ce12" office:value-type="string">
            <text:p>MC0805F225Z160CT </text:p>
          </table:table-cell>
          <table:table-cell table:style-name="ce2" office:value-type="float" office:value="1">
            <text:p>1</text:p>
          </table:table-cell>
          <table:table-cell table:style-name="ce12" office:value-type="string">
            <text:p>0,139 € </text:p>
          </table:table-cell>
          <table:table-cell/>
          <table:table-cell table:style-name="ce7" office:value-type="string">
            <text:p>https://fr.farnell.com/multicomp/mc0805f225z160ct/condensateur-2-2-f-16v-y5v-0805/dp/1759424?st=CMS%200805%202.2%20uF</text:p>
          </table:table-cell>
          <table:table-cell table:number-columns-repeated="1015"/>
        </table:table-row>
        <table:table-row table:style-name="ro8">
          <table:table-cell table:style-name="ce6" office:value-type="string">
            <text:p>10µF, cms, package C0805</text:p>
          </table:table-cell>
          <table:table-cell table:style-name="ce12" office:value-type="string">
            <text:p>Condensateur céramique multicouche CMS, 10 µF, 25 V, 0805 [2012 Metric], ± 10%, X5R, Série C KEMET</text:p>
          </table:table-cell>
          <table:table-cell table:style-name="ce12" office:value-type="float" office:value="2491176">
            <text:p>2491176</text:p>
          </table:table-cell>
          <table:table-cell table:style-name="ce12" office:value-type="string">
            <text:p><text:a xlink:href="https://fr.farnell.com/b/kemet">KEMET</text:a></text:p>
          </table:table-cell>
          <table:table-cell table:style-name="ce12" office:value-type="string">
            <text:p>C0805C106K3PACTU </text:p>
          </table:table-cell>
          <table:table-cell table:style-name="ce2" office:value-type="float" office:value="3">
            <text:p>3</text:p>
          </table:table-cell>
          <table:table-cell table:style-name="ce12" office:value-type="string">
            <text:p>0,249 € </text:p>
          </table:table-cell>
          <table:table-cell/>
          <table:table-cell table:style-name="ce7" office:value-type="string">
            <text:p>https://fr.farnell.com/kemet/c0805c106k3pactu/condensateur-10-f-25v-10-x5r-0805/dp/2491176?st=condensateur%2010uF</text:p>
          </table:table-cell>
          <table:table-cell table:number-columns-repeated="1015"/>
        </table:table-row>
        <table:table-row table:style-name="ro11">
          <table:table-cell table:style-name="ce7" office:value-type="string">
            <text:p>150µF CPOL-EU153CLV-0605</text:p>
          </table:table-cell>
          <table:table-cell table:style-name="ce12" office:value-type="string">
            <text:p>Condensateur électrolytique alu CMS, Radial - CMS, 150 µF, 35 V, 0.16 ohm, Série FT</text:p>
          </table:table-cell>
          <table:table-cell table:style-name="ce12" office:value-type="float" office:value="1868418">
            <text:p>1868418</text:p>
          </table:table-cell>
          <table:table-cell table:style-name="ce12" office:value-type="string">
            <text:p><text:a xlink:href="https://fr.farnell.com/b/panasonic">PANASONIC</text:a></text:p>
          </table:table-cell>
          <table:table-cell table:style-name="ce12" office:value-type="string">
            <text:p>EEEFTV151XAP </text:p>
          </table:table-cell>
          <table:table-cell table:style-name="ce2"/>
          <table:table-cell table:style-name="ce12" office:value-type="string">
            <text:p>0,603 € </text:p>
          </table:table-cell>
          <table:table-cell/>
          <table:table-cell table:style-name="ce16" office:value-type="string">
            <text:p>https://fr.farnell.com/panasonic/eeeftv151xap/condensateur-150-f-35v-radial/dp/1868418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1000µF, package E25-10</text:p>
          </table:table-cell>
          <table:table-cell table:style-name="ce12" office:value-type="string">
            <text:p>Condensateur électrolytique, 1000 µF, 16 V, 021 ASM Series, ± 20%, À sorties axiales, 10 mm</text:p>
          </table:table-cell>
          <table:table-cell table:style-name="ce12" office:value-type="float" office:value="2778020">
            <text:p>2778020</text:p>
          </table:table-cell>
          <table:table-cell table:style-name="ce12" office:value-type="string">
            <text:p><text:a xlink:href="https://fr.farnell.com/b/vishay">VISHAY</text:a></text:p>
          </table:table-cell>
          <table:table-cell table:style-name="ce12" office:value-type="string">
            <text:p>MAL202190518E3 </text:p>
          </table:table-cell>
          <table:table-cell table:style-name="ce2" office:value-type="float" office:value="6">
            <text:p>6</text:p>
          </table:table-cell>
          <table:table-cell table:style-name="ce12" office:value-type="string">
            <text:p>3,05 € </text:p>
          </table:table-cell>
          <table:table-cell/>
          <table:table-cell table:style-name="ce7" office:value-type="string">
            <text:p>https://fr.farnell.com/vishay/mal202190518e3/condensateur-1000-f-16v-20/dp/2778020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diode 1N4004 DO41-10</text:p>
          </table:table-cell>
          <table:table-cell table:style-name="ce2" office:value-type="string">
            <text:p>1N4007G+ - <text:s/>Diode de récupération standard, 1 kV, 1 A, Une, 1 V, 30 A </text:p>
          </table:table-cell>
          <table:table-cell table:style-name="ce12" office:value-type="float" office:value="2675047">
            <text:p>2675047</text:p>
          </table:table-cell>
          <table:table-cell table:style-name="ce12" office:value-type="string">
            <text:p><text:a xlink:href="https://fr.farnell.com/b/multicomp-pro">MULTICOMP PRO</text:a> </text:p>
          </table:table-cell>
          <table:table-cell table:style-name="ce12" office:value-type="string">
            <text:p>1N4007G+ </text:p>
          </table:table-cell>
          <table:table-cell table:style-name="ce2" office:value-type="float" office:value="1">
            <text:p>1</text:p>
          </table:table-cell>
          <table:table-cell table:style-name="ce12" office:value-type="string">
            <text:p>0,0806 € </text:p>
          </table:table-cell>
          <table:table-cell/>
          <table:table-cell table:style-name="ce7" office:value-type="string">
            <text:p>https://fr.farnell.com/multicomp/1n4007g/diode-simple-1kv-1a-do-204al/dp/2675047?st=1N4007</text:p>
          </table:table-cell>
          <table:table-cell table:number-columns-repeated="1015"/>
        </table:table-row>
        <table:table-row table:style-name="ro12">
          <table:table-cell table:style-name="ce6" office:value-type="string">
            <text:p>Connecteur 2 entrées, package 6410-02 (Traversant)</text:p>
          </table:table-cell>
          <table:table-cell table:style-name="ce12" office:value-type="string">
            <text:p>Connecteur fil-à-carte, Broche carrée, 2.54 mm, 2 Contact(s), Embase, Série KK 6410, Traversant</text:p>
          </table:table-cell>
          <table:table-cell table:style-name="ce12" office:value-type="float" office:value="9731148">
            <text:p>9731148</text:p>
          </table:table-cell>
          <table:table-cell table:style-name="ce12" office:value-type="string">
            <text:p><text:a xlink:href="https://fr.farnell.com/b/molex">MOLEX</text:a> </text:p>
          </table:table-cell>
          <table:table-cell table:style-name="ce12" office:value-type="string">
            <text:p>22-27-2021</text:p>
          </table:table-cell>
          <table:table-cell table:style-name="ce2" office:value-type="float" office:value="15">
            <text:p>15</text:p>
          </table:table-cell>
          <table:table-cell table:style-name="ce12" office:value-type="string">
            <text:p>0,234 € </text:p>
          </table:table-cell>
          <table:table-cell/>
          <table:table-cell table:style-name="ce7" office:value-type="string">
            <text:p>https://fr.farnell.com/molex/22-27-2021/connect-header-2-voies-1-rangee/dp/9731148?st=Connecteur%20fil-%C3%A0-carte,%202.54%20mm,%202Contact(s),%20Embase,%20S%C3%A9rie%20KK</text:p>
          </table:table-cell>
          <table:table-cell table:number-columns-repeated="1015"/>
        </table:table-row>
        <table:table-row table:style-name="ro11">
          <table:table-cell table:style-name="ce6" office:value-type="string">
            <text:p>Connecteur 2 entrées, package 6410-02 (Sertissage)</text:p>
          </table:table-cell>
          <table:table-cell table:style-name="ce12" office:value-type="string">
            <text:p>Connecteur fil-à-carte, 2.54 mm, 2 Contact(s), Embase, Série KK, Sertissage, 1 Rangée(s)</text:p>
          </table:table-cell>
          <table:table-cell table:style-name="ce12" office:value-type="float" office:value="1654528">
            <text:p>1654528</text:p>
          </table:table-cell>
          <table:table-cell table:style-name="ce12" office:value-type="string">
            <text:p><text:a xlink:href="https://fr.farnell.com/b/molex">MOLEX</text:a></text:p>
          </table:table-cell>
          <table:table-cell table:style-name="ce12" office:value-type="string">
            <text:p>22-01-2027 </text:p>
          </table:table-cell>
          <table:table-cell table:style-name="ce2" office:value-type="float" office:value="15">
            <text:p>15</text:p>
          </table:table-cell>
          <table:table-cell table:style-name="ce12" office:value-type="string">
            <text:p>0,0989 € </text:p>
          </table:table-cell>
          <table:table-cell/>
          <table:table-cell table:style-name="ce7" office:value-type="string">
            <text:p>https://fr.farnell.com/molex/22-01-2027/connecteur-fem-2-voies-1-rangee/dp/1654528</text:p>
          </table:table-cell>
          <table:table-cell table:number-columns-repeated="1015"/>
        </table:table-row>
        <table:table-row table:style-name="ro12">
          <table:table-cell table:style-name="ce6" office:value-type="string">
            <text:p>3 entrées, package 6410-03 (Traversant)</text:p>
          </table:table-cell>
          <table:table-cell table:style-name="ce12" office:value-type="string">
            <text:p>Connecteur fil-à-carte, Broche carrée, 2.54 mm, 3 Contact(s), Embase, Série KK 6410, Traversant</text:p>
          </table:table-cell>
          <table:table-cell table:style-name="ce12" office:value-type="float" office:value="9731156">
            <text:p>9731156</text:p>
          </table:table-cell>
          <table:table-cell table:style-name="ce12" office:value-type="string">
            <text:p><text:a xlink:href="https://fr.farnell.com/b/molex">MOLEX</text:a></text:p>
          </table:table-cell>
          <table:table-cell table:style-name="ce12" office:value-type="string">
            <text:p>22-27-2031 </text:p>
          </table:table-cell>
          <table:table-cell table:style-name="ce2" office:value-type="float" office:value="5">
            <text:p>5</text:p>
          </table:table-cell>
          <table:table-cell table:style-name="ce12" office:value-type="string">
            <text:p>0,294 € </text:p>
          </table:table-cell>
          <table:table-cell/>
          <table:table-cell table:style-name="ce7" office:value-type="string">
            <text:p>https://fr.farnell.com/molex/22-27-2031/connect-header-3-voies-1-rangee/dp/9731156?st=Connecteur%20fil-%C3%A0-carte,%202.54%20mm,%203%20Contact(s),%20Embase,%20S%C3%A9rie%20KK</text:p>
          </table:table-cell>
          <table:table-cell table:number-columns-repeated="1015"/>
        </table:table-row>
        <table:table-row table:style-name="ro12">
          <table:table-cell table:style-name="ce6" office:value-type="string">
            <text:p>3 entrées, package 6410-03 (Sertissage)</text:p>
          </table:table-cell>
          <table:table-cell table:style-name="ce12" office:value-type="string">
            <text:p>Connecteur fil-à-carte, 2.54 mm, 3 Contact(s), Embase, Série KK, Sertissage, 1 Rangée(s)</text:p>
          </table:table-cell>
          <table:table-cell table:style-name="ce12" office:value-type="float" office:value="1462834">
            <text:p>1462834</text:p>
          </table:table-cell>
          <table:table-cell table:style-name="ce12" office:value-type="string">
            <text:p><text:a xlink:href="https://fr.farnell.com/b/molex">MOLEX</text:a></text:p>
          </table:table-cell>
          <table:table-cell table:style-name="ce12" office:value-type="string">
            <text:p>22-01-2037 </text:p>
          </table:table-cell>
          <table:table-cell table:style-name="ce2" office:value-type="float" office:value="5">
            <text:p>5</text:p>
          </table:table-cell>
          <table:table-cell table:style-name="ce12" office:value-type="string">
            <text:p>0,121 € </text:p>
          </table:table-cell>
          <table:table-cell/>
          <table:table-cell table:style-name="ce7" office:value-type="string">
            <text:p>https://fr.farnell.com/molex/22-01-2037/connecteur-fem-3-voies-1-rangee/dp/1462834?st=Connecteur%20fil-%C3%A0-carte,%202.54%20mm,%203%20Contact(s),%20Embase,%20S%C3%A9rie%20KK</text:p>
          </table:table-cell>
          <table:table-cell table:number-columns-repeated="1015"/>
        </table:table-row>
        <table:table-row table:style-name="ro7">
          <table:table-cell table:style-name="ce6" office:value-type="string">
            <text:p>6 entrées, package 6410-06 (Traversant)</text:p>
          </table:table-cell>
          <table:table-cell table:style-name="ce12" office:value-type="string">
            <text:p>Connecteur fil-à-carte, Broche carrée, 2.54 mm, 6 Contact(s), Embase, Série KK 6410, Traversant </text:p>
          </table:table-cell>
          <table:table-cell table:style-name="ce12" office:value-type="float" office:value="9731172">
            <text:p>9731172</text:p>
          </table:table-cell>
          <table:table-cell table:style-name="ce12" office:value-type="string">
            <text:p><text:a xlink:href="https://fr.farnell.com/b/molex">MOLEX</text:a></text:p>
          </table:table-cell>
          <table:table-cell table:style-name="ce12" office:value-type="string">
            <text:p>22-27-2061 </text:p>
          </table:table-cell>
          <table:table-cell table:style-name="ce2" office:value-type="float" office:value="5">
            <text:p>5</text:p>
          </table:table-cell>
          <table:table-cell table:style-name="ce12" office:value-type="string">
            <text:p>0,381 € </text:p>
          </table:table-cell>
          <table:table-cell/>
          <table:table-cell table:style-name="ce7" office:value-type="string">
            <text:p>https://fr.farnell.com/molex/22-27-2061/conn-header-6-voies-1-rang-2-54mm/dp/9731172?st=Connecteur%20fil-%C3%A0-carte,%202.54%20mm,%20%206%20Contact(s),%20Embase,%20S%C3%A9rie%20KK</text:p>
          </table:table-cell>
          <table:table-cell table:number-columns-repeated="1015"/>
        </table:table-row>
        <table:table-row table:style-name="ro13">
          <table:table-cell table:style-name="ce6" office:value-type="string">
            <text:p>6 entrées, package 6410-06 <text:s/>(Sertissage)</text:p>
          </table:table-cell>
          <table:table-cell table:style-name="ce12" office:value-type="string">
            <text:p>Connecteur fil-à-carte, 2.54 mm, 6 Contact(s), Embase, Série KK, Sertissage, 1 Rangée(s)</text:p>
          </table:table-cell>
          <table:table-cell table:style-name="ce12" office:value-type="float" office:value="1756789">
            <text:p>1756789</text:p>
          </table:table-cell>
          <table:table-cell table:style-name="ce12" office:value-type="string">
            <text:p><text:a xlink:href="https://fr.farnell.com/b/molex">MOLEX</text:a> </text:p>
          </table:table-cell>
          <table:table-cell table:style-name="ce12" office:value-type="string">
            <text:p>22-01-2067 </text:p>
          </table:table-cell>
          <table:table-cell office:value-type="float" office:value="5">
            <text:p>5</text:p>
          </table:table-cell>
          <table:table-cell table:style-name="ce12" office:value-type="string">
            <text:p>0,208 € </text:p>
          </table:table-cell>
          <table:table-cell/>
          <table:table-cell table:style-name="ce7" office:value-type="string">
            <text:p>https://fr.farnell.com/molex/22-01-2067/connecteur-fem-6-voies-1-rangee/dp/1756789?st=Connecteur%20fil-%C3%A0-carte,%202.54%20mm,%20%206%20Contact(s),%20Embase,%20S%C3%A9rie%20KK</text:p>
          </table:table-cell>
          <table:table-cell table:number-columns-repeated="1015"/>
        </table:table-row>
        <table:table-row table:style-name="ro12">
          <table:table-cell table:style-name="ce6" office:value-type="string">
            <text:p>7 entrées, package 6410-07 (Traversant)</text:p>
          </table:table-cell>
          <table:table-cell table:style-name="ce12" office:value-type="string">
            <text:p>Connecteur fil-à-carte, 2.54 mm, 7 Contact(s), Embase, Série KK 6410, Traversant, 1 Rangée(s)</text:p>
          </table:table-cell>
          <table:table-cell table:style-name="ce12" office:value-type="float" office:value="2112410">
            <text:p>2112410</text:p>
          </table:table-cell>
          <table:table-cell table:style-name="ce12" office:value-type="string">
            <text:p><text:a xlink:href="https://fr.farnell.com/b/molex">MOLEX</text:a> </text:p>
          </table:table-cell>
          <table:table-cell table:style-name="ce12" office:value-type="string">
            <text:p>22-27-2071 </text:p>
          </table:table-cell>
          <table:table-cell office:value-type="float" office:value="5">
            <text:p>5</text:p>
          </table:table-cell>
          <table:table-cell table:style-name="ce12" office:value-type="string">
            <text:p>0,402 € </text:p>
          </table:table-cell>
          <table:table-cell/>
          <table:table-cell table:style-name="ce7" office:value-type="string">
            <text:p>https://fr.farnell.com/molex/22-27-2071/connect-header-7-voies-1-rangee/dp/2112410?st=Connecteur%20fil-%C3%A0-carte,%202.54%20mm,%207Contact(s),%20Embase,%20S%C3%A9rie%20KK</text:p>
          </table:table-cell>
          <table:table-cell table:number-columns-repeated="1015"/>
        </table:table-row>
        <table:table-row table:style-name="ro12">
          <table:table-cell table:style-name="ce6" office:value-type="string">
            <text:p>7 entrées, package 6410-07 <text:s/>(Sertissage)</text:p>
          </table:table-cell>
          <table:table-cell table:style-name="ce12" office:value-type="string">
            <text:p>Connecteur fil-à-carte, 2.54 mm, 7 Contact(s), Embase, KK 254 2695 Series, Sertissage, 1 Rangée(s)</text:p>
          </table:table-cell>
          <table:table-cell table:style-name="ce12" office:value-type="float" office:value="3221737">
            <text:p>3221737</text:p>
          </table:table-cell>
          <table:table-cell table:style-name="ce12" office:value-type="string">
            <text:p><text:a xlink:href="https://fr.farnell.com/b/molex">MOLEX</text:a> </text:p>
          </table:table-cell>
          <table:table-cell table:style-name="ce12" office:value-type="string">
            <text:p>22-01-2071 </text:p>
          </table:table-cell>
          <table:table-cell office:value-type="float" office:value="5">
            <text:p>5</text:p>
          </table:table-cell>
          <table:table-cell table:style-name="ce12" office:value-type="string">
            <text:p>0,232 € </text:p>
          </table:table-cell>
          <table:table-cell/>
          <table:table-cell table:style-name="ce7" office:value-type="string">
            <text:p>https://fr.farnell.com/molex/22-01-2071/connecteur-fem-7-voies-1-rangee/dp/3221737?st=Connecteur%20fil-%C3%A0-carte,%202.54%20mm,%207Contact(s),%20Embase,%20S%C3%A9rie%20KK</text:p>
          </table:table-cell>
          <table:table-cell table:number-columns-repeated="1015"/>
        </table:table-row>
        <table:table-row table:style-name="ro12">
          <table:table-cell table:style-name="ce6" office:value-type="string">
            <text:p>Connecteur 9 entrées, package 6410-09 (Traversant)</text:p>
          </table:table-cell>
          <table:table-cell table:style-name="ce12" office:value-type="string">
            <text:p>Connecteur fil-à-carte, 2.54 mm, 9 Contact(s), Embase, KK 254 6410 Series, Traversant, 1 Rangée(s)</text:p>
          </table:table-cell>
          <table:table-cell table:style-name="ce12" office:value-type="float" office:value="2888923">
            <text:p>2888923</text:p>
          </table:table-cell>
          <table:table-cell table:style-name="ce12" office:value-type="string">
            <text:p><text:a xlink:href="https://fr.farnell.com/b/molex">MOLEX</text:a> </text:p>
          </table:table-cell>
          <table:table-cell table:style-name="ce12" office:value-type="string">
            <text:p>22-27-2091 </text:p>
          </table:table-cell>
          <table:table-cell office:value-type="float" office:value="5">
            <text:p>5</text:p>
          </table:table-cell>
          <table:table-cell table:style-name="ce12" office:value-type="string">
            <text:p>0,791 € </text:p>
          </table:table-cell>
          <table:table-cell/>
          <table:table-cell table:style-name="ce7" office:value-type="string">
            <text:p>https://fr.farnell.com/molex/22-27-2091/connect-header-9-voies-1-rang/dp/2888923?st=Connecteur%20fil-%C3%A0-carte,%202.54%20mm,%209Contact(s),%20Embase,%20S%C3%A9rie%20KK</text:p>
          </table:table-cell>
          <table:table-cell table:number-columns-repeated="1015"/>
        </table:table-row>
        <table:table-row table:style-name="ro12">
          <table:table-cell table:style-name="ce6" office:value-type="string">
            <text:p>Connecteur 9 entrées, package 6410-09 <text:s/>(Sertissage)</text:p>
          </table:table-cell>
          <table:table-cell table:style-name="ce12" office:value-type="string">
            <text:p>Connecteur fil-à-carte, 2.54 mm, 9 Contact(s), Embase, KK 254 2695 Series, Sertissage, 1 Rangée(s)</text:p>
          </table:table-cell>
          <table:table-cell table:style-name="ce12" office:value-type="float" office:value="3048945">
            <text:p>3048945</text:p>
          </table:table-cell>
          <table:table-cell table:style-name="ce12" office:value-type="string">
            <text:p><text:a xlink:href="https://fr.farnell.com/b/molex">MOLEX</text:a></text:p>
          </table:table-cell>
          <table:table-cell table:style-name="ce12" office:value-type="string">
            <text:p>22-01-2091 </text:p>
          </table:table-cell>
          <table:table-cell office:value-type="float" office:value="5">
            <text:p>5</text:p>
          </table:table-cell>
          <table:table-cell table:style-name="ce12" office:value-type="string">
            <text:p>0,295 € </text:p>
          </table:table-cell>
          <table:table-cell/>
          <table:table-cell table:style-name="ce7" office:value-type="string">
            <text:p>https://fr.farnell.com/molex/22-01-2091/conn-wtb-fem-9-voies-1-rangee/dp/3048945?st=Connecteur%20fil-%C3%A0-carte,%202.54%20mm,%209Contact(s),%20Embase,%20S%C3%A9rie%20KK</text:p>
          </table:table-cell>
          <table:table-cell table:number-columns-repeated="1015"/>
        </table:table-row>
        <table:table-row table:style-name="ro9">
          <table:table-cell table:style-name="ce6" office:value-type="string">
            <text:p>Connecteur usb boite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7" office:value-type="string">
            <text:p>https://fr.farnell.com/nexperia/bss138p-215/mosfet-canal-n-60v-0-36a-sot23/dp/1859849?st=BSS138</text:p>
          </table:table-cell>
          <table:table-cell table:number-columns-repeated="1015"/>
        </table:table-row>
        <table:table-row table:style-name="ro14">
          <table:table-cell table:style-name="ce9" office:value-type="string">
            <text:p>NPN 2N2369 <text:s/>TO18 – PMBT3904</text:p>
          </table:table-cell>
          <table:table-cell office:value-type="string">
            <text:p>PMBT3904,215 - <text:s/>Transistor simple bipolaire (BJT), Commutation, NPN, 40 V, 300 MHz, 250 mW, 200 mA, 100 hFE </text:p>
          </table:table-cell>
          <table:table-cell table:style-name="ce12" office:value-type="float" office:value="1081476">
            <text:p>1081476</text:p>
          </table:table-cell>
          <table:table-cell table:style-name="ce12" office:value-type="string">
            <text:p><text:a xlink:href="https://fr.farnell.com/b/nexperia">NEXPERIA</text:a></text:p>
          </table:table-cell>
          <table:table-cell table:style-name="ce12" office:value-type="string">
            <text:p>PMBT3904,215 </text:p>
          </table:table-cell>
          <table:table-cell office:value-type="float" office:value="5">
            <text:p>5</text:p>
          </table:table-cell>
          <table:table-cell table:style-name="ce12" office:value-type="string">
            <text:p>0,121 € </text:p>
          </table:table-cell>
          <table:table-cell/>
          <table:table-cell table:style-name="ce7" office:value-type="string">
            <text:p>https://fr.farnell.com/nexperia/pmbt3904-215/transistor-npn-sot-23/dp/1081476?st=PMBT3904&amp;fbclid=IwAR2gVbxKO46LiIBVbr8lOs_AKxUBbK69qb8qtUm5unLveARRYxxZ_KCzoVs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NE555 <text:s/>DIL-08</text:p>
          </table:table-cell>
          <table:table-cell office:value-type="string">
            <text:p>LM555CM - <text:s/>Timer, Oscillateur, Générateur d'impulsion, Compatible TTL, Astable, Monostable, 4.5 V à 16 V SOIC-8 </text:p>
          </table:table-cell>
          <table:table-cell table:style-name="ce12" office:value-type="float" office:value="2454496">
            <text:p>2454496</text:p>
          </table:table-cell>
          <table:table-cell table:style-name="ce12" office:value-type="string">
            <text:p><text:a xlink:href="https://fr.farnell.com/b/on-semiconductor">ON SEMICONDUCTOR</text:a> </text:p>
          </table:table-cell>
          <table:table-cell table:style-name="ce12" office:value-type="string">
            <text:p>LM555CM </text:p>
          </table:table-cell>
          <table:table-cell office:value-type="float" office:value="5">
            <text:p>5</text:p>
          </table:table-cell>
          <table:table-cell table:style-name="ce12" office:value-type="string">
            <text:p>0,465 € </text:p>
          </table:table-cell>
          <table:table-cell/>
          <table:table-cell table:style-name="ce7" office:value-type="string">
            <text:p>https://fr.farnell.com/on-semiconductor/lm555cm/timer-simple-16v-nsoic-8/dp/2454496?st=lm555</text:p>
          </table:table-cell>
          <table:table-cell table:number-columns-repeated="1015"/>
        </table:table-row>
        <table:table-row table:style-name="ro15">
          <table:table-cell table:style-name="ce7" office:value-type="string">
            <text:p>Inv gate TC4S584F _ 74AHC1G04DBV SOT23-5</text:p>
          </table:table-cell>
          <table:table-cell table:number-columns-repeated="7"/>
          <table:table-cell table:style-name="ce7" office:value-type="string">
            <text:p><text:a xlink:href="https://fr.rs-online.com/web/p/inverseurs/1445204/">https://fr.rs-online.com/web/p/inverseurs/1445204/</text:a></text:p>
          </table:table-cell>
          <table:table-cell table:number-columns-repeated="1015"/>
        </table:table-row>
        <table:table-row table:style-name="ro16">
          <table:table-cell table:style-name="ce6" office:value-type="string">
            <text:p>Jumper package JP2</text:p>
          </table:table-cell>
          <table:table-cell table:number-columns-repeated="7"/>
          <table:table-cell table:style-name="ce7" office:value-type="string">
            <text:p>FARNELL TROP CHERE <text:a xlink:href="https://fr.rs-online.com/web/c/connecteurs/connecteurs-pour-circuit-imprime/cavaliers-et-shunts/?redirect-relevancy-data=636F3D3126696E3D4931384E53656172636847656E65726963266C753D6672266D6D3D6D61746368616C6C7061727469616C26706D3D5E5B5C707B4C7D5C707B4E647D2D2C2F255C2E5D2B2426706F3D31333326736E3D592673723D52656469726563742673743D4B4559574F52445F53494E474C455F414C5048415F4E554D455249432673633D592677633D4E4F4E45267573743D6A756D706572267374613D6A756D70657226&amp;r=f&amp;searchHistory=%257B%2522enabled%2522%253Atrue%257D">https://fr.rs-online.com/web/c/connecteurs/connecteurs-pour-circuit-imprime/cavaliers-et-shunts/?redirect-relevancy-data=636F3D3126696E3D4931384E53656172636847656E65726963266C753D6672266D6D3D6D61746368616C6C7061727469616C26706D3D5E5B5C707B4C7D5C707B4E647D2D2C2F255C2E5D2B2426706F3D31333326736E3D592673723D52656469726563742673743D4B4559574F52445F53494E474C455F414C5048415F4E554D455249432673633D592677633D4E4F4E45267573743D6A756D706572267374613D6A756D70657226&amp;r=f&amp;searchHistory=%257B%2522enabled%2522%253Atrue%257D</text:a></text:p>
          </table:table-cell>
          <table:table-cell table:number-columns-repeated="1015"/>
        </table:table-row>
        <table:table-row table:style-name="ro17">
          <table:table-cell table:style-name="ce6" office:value-type="string">
            <text:p>Low-dropout linear regulator 5V <text:s/>-LM1117IMPX-5.0, package linear SOT223</text:p>
          </table:table-cell>
          <table:table-cell office:value-type="string">
            <text:p>LM1117IMPX-5.0/NOPB - <text:s/>Régulateur LDO Tension fixe, entrée 15V, Dropout 1.2V, Sortie 5V/800mA, SOT-223-3 </text:p>
          </table:table-cell>
          <table:table-cell table:style-name="ce12" office:value-type="float" office:value="3007499">
            <text:p>3007499</text:p>
          </table:table-cell>
          <table:table-cell table:style-name="ce12" office:value-type="string">
            <text:p><text:a xlink:href="https://fr.farnell.com/b/texas-instruments">TEXAS INSTRUMENTS</text:a></text:p>
          </table:table-cell>
          <table:table-cell table:style-name="ce12" office:value-type="string">
            <text:p>LM1117IMPX-5.0/NOPB </text:p>
          </table:table-cell>
          <table:table-cell/>
          <table:table-cell table:style-name="ce12" office:value-type="string">
            <text:p>0,967 € </text:p>
          </table:table-cell>
          <table:table-cell/>
          <table:table-cell table:style-name="ce7" office:value-type="string">
            <text:p>https://fr.farnell.com/texas-instruments/lm1117impx-5-0-nopb/ldo-fixed-5v-800ma-sot-223-4/dp/3007499?st=LM1117IMPX-</text:p>
          </table:table-cell>
          <table:table-cell table:number-columns-repeated="1015"/>
        </table:table-row>
        <table:table-row table:style-name="ro18">
          <table:table-cell table:style-name="ce6" office:value-type="string">
            <text:p><text:s/>packageHC-49-SLF, Crystal 16MHz, 30ppm, 2-Pin</text:p>
          </table:table-cell>
          <table:table-cell table:style-name="ce12" office:value-type="string">
            <text:p>Cristal, 16 MHz, Traversant, 11.35mm x 4.65mm, 50 ppm, 18 pF, 30 ppm, Série CA</text:p>
          </table:table-cell>
          <table:table-cell table:style-name="ce12" office:value-type="float" office:value="1538746">
            <text:p>1538746</text:p>
          </table:table-cell>
          <table:table-cell table:style-name="ce12" office:value-type="string">
            <text:p><text:a xlink:href="https://fr.farnell.com/b/aker">AKER</text:a></text:p>
          </table:table-cell>
          <table:table-cell table:style-name="ce12" office:value-type="string">
            <text:p>CA-16.000-18-3050-X </text:p>
          </table:table-cell>
          <table:table-cell office:value-type="float" office:value="6">
            <text:p>6</text:p>
          </table:table-cell>
          <table:table-cell table:style-name="ce12" office:value-type="string">
            <text:p>0,871 € </text:p>
          </table:table-cell>
          <table:table-cell/>
          <table:table-cell table:style-name="ce7" office:value-type="string">
            <text:p>https://fr.farnell.com/aker/ca-16-000-18-3050-x/crystal-hc49-us-tht-16-000mhz/dp/1538746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PH 1x1, package 1X01</text:p>
          </table:table-cell>
          <table:table-cell office:value-type="string">
            <text:p>PH1-40-UA - <text:s/>Break-away 2.54mm 40-pin strip male header</text:p>
          </table:table-cell>
          <table:table-cell table:style-name="ce12" office:value-type="float" office:value="2802331">
            <text:p>2802331</text:p>
          </table:table-cell>
          <table:table-cell table:style-name="ce12" office:value-type="string">
            <text:p><text:a xlink:href="https://fr.farnell.com/b/mcm">MCM</text:a></text:p>
          </table:table-cell>
          <table:table-cell table:style-name="ce12" office:value-type="string">
            <text:p>PH1-40-UA </text:p>
          </table:table-cell>
          <table:table-cell/>
          <table:table-cell table:style-name="ce12"/>
          <table:table-cell/>
          <table:table-cell table:style-name="ce7" office:value-type="string">
            <text:p>https://fr.farnell.com/mcm/ph1-40-ua/break-away-2-54mm-40-pin-strip/dp/2802331?st=pin%20header</text:p>
          </table:table-cell>
          <table:table-cell table:number-columns-repeated="1015"/>
        </table:table-row>
        <table:table-row table:style-name="ro9">
          <table:table-cell table:style-name="ce6" office:value-type="string">
            <text:p>PH 1x2, package 1X02</text:p>
          </table:table-cell>
          <table:table-cell table:number-columns-repeated="7"/>
          <table:table-cell table:style-name="ce7" office:value-type="string">
            <text:p>découper</text:p>
          </table:table-cell>
          <table:table-cell table:number-columns-repeated="1015"/>
        </table:table-row>
        <table:table-row table:style-name="ro9">
          <table:table-cell table:style-name="ce6" office:value-type="string">
            <text:p>PH 1x8, package 1x08</text:p>
          </table:table-cell>
          <table:table-cell table:number-columns-repeated="7"/>
          <table:table-cell table:style-name="ce7" office:value-type="string">
            <text:p>découper</text:p>
          </table:table-cell>
          <table:table-cell table:number-columns-repeated="1015"/>
        </table:table-row>
        <table:table-row table:style-name="ro17">
          <table:table-cell table:style-name="ce6" office:value-type="string">
            <text:p>Switch-pushbutton, package TACT_PANA-EVQ</text:p>
          </table:table-cell>
          <table:table-cell table:style-name="ce12" office:value-type="string">
            <text:p>Commutateur tactile, EVQPJ Series, A déclencheur supérieur, Traversant, Bouton rectangulaire</text:p>
          </table:table-cell>
          <table:table-cell table:style-name="ce12" office:value-type="float" office:value="2079491">
            <text:p>2079491</text:p>
          </table:table-cell>
          <table:table-cell table:style-name="ce12" office:value-type="string">
            <text:p><text:a xlink:href="https://fr.farnell.com/b/panasonic">PANASONIC</text:a></text:p>
          </table:table-cell>
          <table:table-cell table:style-name="ce12" office:value-type="string">
            <text:p>EVQPJJ04T </text:p>
          </table:table-cell>
          <table:table-cell/>
          <table:table-cell table:style-name="ce12" office:value-type="string">
            <text:p>0,37 € </text:p>
          </table:table-cell>
          <table:table-cell/>
          <table:table-cell table:style-name="ce7" office:value-type="string">
            <text:p>https://fr.farnell.com/panasonic/evqpjj04t/commutateur-6-0x3-5mm-2-4n-marron/dp/2079491?st=Commutateur%20tactile%20PANAsonic</text:p>
          </table:table-cell>
          <table:table-cell table:number-columns-repeated="1015"/>
        </table:table-row>
        <table:table-row table:style-name="ro18">
          <table:table-cell table:style-name="ce6" office:value-type="string">
            <text:p>MCP2515-I_SO, package SOIC127P1030X265-18N</text:p>
          </table:table-cell>
          <table:table-cell office:value-type="string">
            <text:p>MCP2515-I/SO - <text:s/>Bus CAN, Contrôleur, SPI, 3, 2, 2.7 V, 5.5 V, SOIC</text:p>
          </table:table-cell>
          <table:table-cell table:style-name="ce12" office:value-type="float" office:value="1292239">
            <text:p>1292239</text:p>
          </table:table-cell>
          <table:table-cell table:style-name="ce12" office:value-type="string">
            <text:p><text:a xlink:href="https://fr.farnell.com/b/microchip">MICROCHIP</text:a> </text:p>
          </table:table-cell>
          <table:table-cell table:style-name="ce12" office:value-type="string">
            <text:p>MCP2515-I/SO </text:p>
          </table:table-cell>
          <table:table-cell office:value-type="float" office:value="10">
            <text:p>10</text:p>
          </table:table-cell>
          <table:table-cell table:style-name="ce12" office:value-type="string">
            <text:p>1,54 € </text:p>
          </table:table-cell>
          <table:table-cell/>
          <table:table-cell table:style-name="ce7" office:value-type="string">
            <text:p>https://fr.farnell.com/microchip/mcp2515-i-so/controleur-can-spi-soic18/dp/1292239?st=mcp2515</text:p>
          </table:table-cell>
          <table:table-cell table:number-columns-repeated="1015"/>
        </table:table-row>
        <table:table-row table:style-name="ro19">
          <table:table-cell table:style-name="ce6"/>
          <table:table-cell table:number-columns-repeated="7"/>
          <table:table-cell table:style-name="ce7" office:value-type="string">
            <text:p>https://fr.farnell.com/microchip/mcp2561-e-sn/ic-can-tranceiver-high-speed-8soic/dp/2362837?gclid=EAIaIQobChMIkNPN76aW5QIVA8DeCh2TawmJEAQYAyABEgKt1fD_BwE&amp;gross_price=true&amp;mckv=GpQL4ewK_dc|pcrid|80993883422|&amp;CMP=KNC-GFR-GEN-SHOPPING-2362837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Carte Teensy 3.2</text:p>
          </table:table-cell>
          <table:table-cell table:number-columns-repeated="7"/>
          <table:table-cell table:style-name="ce17"/>
          <table:table-cell table:number-columns-repeated="1015"/>
        </table:table-row>
        <table:table-row table:style-name="ro20">
          <table:table-cell table:style-name="ce11" office:value-type="string">
            <text:p>Prolongateur 22 -16 AWG</text:p>
          </table:table-cell>
          <table:table-cell table:style-name="ce12" office:value-type="string">
            <text:p>Prolongateur, Série SOLISTRAND, 22 AWG, 16 AWG, 1.65 mm², Non-isolé</text:p>
          </table:table-cell>
          <table:table-cell table:style-name="ce12" office:value-type="float" office:value="2139108">
            <text:p>2139108</text:p>
          </table:table-cell>
          <table:table-cell table:style-name="ce12" office:value-type="string">
            <text:p><text:a xlink:href="https://fr.farnell.com/b/amp-te-connectivity">AMP - TE CONNECTIVITY</text:a></text:p>
          </table:table-cell>
          <table:table-cell table:style-name="ce12" office:value-type="float" office:value="31818">
            <text:p>31818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1" office:value-type="string">
            <text:p><text:a xlink:href="https://fr.farnell.com/amp-te-connectivity/31818/prolongateur-solistrand-pq100/dp/2139108?st=31818">https://fr.farnell.com/amp-te-connectivity/31818/prolongateur-solistrand-pq100/dp/2139108?st=31818</text:a> </text:p>
          </table:table-cell>
          <table:table-cell table:number-columns-repeated="1015"/>
        </table:table-row>
        <table:table-row table:style-name="ro20">
          <table:table-cell table:style-name="ce11" office:value-type="string">
            <text:p>Prolongateur 26-22 AWG</text:p>
          </table:table-cell>
          <table:table-cell table:style-name="ce12" office:value-type="string">
            <text:p>Prolongateur, Série SOLISTRAND, 26 AWG, 22 AWG, 0.41 mm², Non-isolé</text:p>
          </table:table-cell>
          <table:table-cell table:style-name="ce12" office:value-type="float" office:value="2452544">
            <text:p>2452544</text:p>
          </table:table-cell>
          <table:table-cell table:style-name="ce12" office:value-type="string">
            <text:p><text:a xlink:href="https://fr.farnell.com/b/amp-te-connectivity">AMP - TE CONNECTIVITY</text:a></text:p>
          </table:table-cell>
          <table:table-cell table:style-name="ce12" office:value-type="float" office:value="321198">
            <text:p>321198</text:p>
          </table:table-cell>
          <table:table-cell table:style-name="ce12" office:value-type="float" office:value="200">
            <text:p>200</text:p>
          </table:table-cell>
          <table:table-cell table:number-columns-repeated="2"/>
          <table:table-cell table:style-name="ce11" office:value-type="string">
            <text:p><text:a xlink:href="https://fr.farnell.com/amp-te-connectivity/321198/terminal-butt-splice-26-22awg/dp/2452544?st=Prolongateur,%20Série%20SOLISTRAND">https://fr.farnell.com/amp-te-connectivity/321198/terminal-butt-splice-26-22awg/dp/2452544?st=Prolongateur,%20Série%20SOLISTRAND</text:a> </text:p>
          </table:table-cell>
          <table:table-cell table:number-columns-repeated="1015"/>
        </table:table-row>
        <table:table-row table:style-name="ro21">
          <table:table-cell table:style-name="ce11" office:value-type="string">
            <text:p>Pin DTA 20 AWG max</text:p>
          </table:table-cell>
          <table:table-cell table:style-name="ce12" office:value-type="string">
            <text:p>Contact de puissance rectangulaire, Série Super Seal, Contacts plaqués or, Alliage de cuivre</text:p>
          </table:table-cell>
          <table:table-cell table:style-name="ce12" office:value-type="float" office:value="2448173">
            <text:p>2448173</text:p>
          </table:table-cell>
          <table:table-cell table:style-name="ce12" office:value-type="string">
            <text:p><text:a xlink:href="https://fr.farnell.com/b/te-connectivity">TE CONNECTIVITY</text:a> </text:p>
          </table:table-cell>
          <table:table-cell table:style-name="ce12" office:value-type="string">
            <text:p>3-1447221-4 </text:p>
          </table:table-cell>
          <table:table-cell table:style-name="ce12" office:value-type="float" office:value="20">
            <text:p>20</text:p>
          </table:table-cell>
          <table:table-cell table:number-columns-repeated="2"/>
          <table:table-cell table:style-name="ce18" office:value-type="string">
            <text:p>https://fr.farnell.com/te-connectivity/3-1447221-4/contact-femelle-20awg-crimp/dp/2448173?ost=2448173&amp;ddkey=https%3Afr-FR%2FElement14_France%2Fsearch</text:p>
          </table:table-cell>
          <table:table-cell table:number-columns-repeated="1015"/>
        </table:table-row>
        <table:table-row table:style-name="ro21">
          <table:table-cell table:style-name="ce11" office:value-type="string">
            <text:p>Pin DTA 22 AWG max</text:p>
          </table:table-cell>
          <table:table-cell/>
          <table:table-cell table:style-name="ce12" office:value-type="float" office:value="3218029">
            <text:p>3218029</text:p>
          </table:table-cell>
          <table:table-cell table:number-columns-repeated="2"/>
          <table:table-cell table:style-name="ce12" office:value-type="float" office:value="50">
            <text:p>50</text:p>
          </table:table-cell>
          <table:table-cell table:number-columns-repeated="2"/>
          <table:table-cell table:style-name="ce18" office:value-type="string">
            <text:p>https://fr.farnell.com/amp-te-connectivity/3-1447221-5/s-s-conn-rec-contact-assembly/dp/3218029?ost=3218029&amp;ddkey=https%3Afr-FR%2FElement14_France%2Fsearch</text:p>
          </table:table-cell>
          <table:table-cell table:number-columns-repeated="1015"/>
        </table:table-row>
        <table:table-row table:style-name="ro21">
          <table:table-cell table:style-name="ce11" office:value-type="string">
            <text:p>Carte micro SD</text:p>
          </table:table-cell>
          <table:table-cell office:value-type="string">
            <text:p>TS4GUSDHC10 - <text:s/>Carte Mémoire Flash, MicroSDHC, Classe 10, 4 Go</text:p>
          </table:table-cell>
          <table:table-cell table:style-name="ce12" office:value-type="float" office:value="2290243">
            <text:p>2290243</text:p>
          </table:table-cell>
          <table:table-cell table:style-name="ce12" office:value-type="string">
            <text:p><text:a xlink:href="https://fr.farnell.com/b/transcend">TRANSCEND</text:a> </text:p>
          </table:table-cell>
          <table:table-cell table:style-name="ce12" office:value-type="string">
            <text:p>TS4GUSDHC10 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8" office:value-type="string">
            <text:p>https://fr.farnell.com/transcend/ts4gusdhc10/carte-micro-sdhc-4gb-classe-10/dp/2290243?ost=2290243&amp;ddkey=https%3Afr-FR%2FElement14_France%2Fsearch</text:p>
          </table:table-cell>
          <table:table-cell table:number-columns-repeated="1015"/>
        </table:table-row>
        <table:table-row table:style-name="ro17">
          <table:table-cell table:style-name="ce11" office:value-type="string">
            <text:p>Pointe fer à souder moins fine</text:p>
          </table:table-cell>
          <table:table-cell office:value-type="string">
            <text:p>LT S - <text:s/>Panne de fer à souder, Conique, Long, 0.4 mm</text:p>
          </table:table-cell>
          <table:table-cell table:style-name="ce12" office:value-type="float" office:value="3804525">
            <text:p>3804525</text:p>
          </table:table-cell>
          <table:table-cell table:style-name="ce12" office:value-type="string">
            <text:p><text:a xlink:href="https://fr.farnell.com/b/weller">WELLER</text:a> </text:p>
          </table:table-cell>
          <table:table-cell table:style-name="ce12" office:value-type="string">
            <text:p>LT S 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8" office:value-type="string">
            <text:p>https://fr.farnell.com/weller/lt-s/panne-lts-0-4mm/dp/3804525?ost=3804525&amp;ddkey=https%3Afr-FR%2FElement14_France%2Fsearch</text:p>
          </table:table-cell>
          <table:table-cell table:number-columns-repeated="1015"/>
        </table:table-row>
        <table:table-row table:style-name="ro22">
          <table:table-cell table:style-name="ce11" office:value-type="string">
            <text:p>Pointe fer à souder fine</text:p>
          </table:table-cell>
          <table:table-cell office:value-type="string">
            <text:p>LT 1S - <text:s/>Panne de fer à souder, Rond, 0.2 mm </text:p>
          </table:table-cell>
          <table:table-cell table:style-name="ce12" office:value-type="float" office:value="971030">
            <text:p>971030</text:p>
          </table:table-cell>
          <table:table-cell table:style-name="ce12" office:value-type="string">
            <text:p><text:a xlink:href="https://fr.farnell.com/b/weller">WELLER</text:a></text:p>
          </table:table-cell>
          <table:table-cell table:style-name="ce12" office:value-type="string">
            <text:p>LT 1S 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8" office:value-type="string">
            <text:p>https://fr.farnell.com/weller/lt-1s/panne-pour-wsp80/dp/971030?ost=971030&amp;ddkey=https%3Afr-FR%2FElement14_France%2Fsearch</text:p>
          </table:table-cell>
          <table:table-cell table:number-columns-repeated="1015"/>
        </table:table-row>
        <table:table-row table:style-name="ro12">
          <table:table-cell table:style-name="ce11" office:value-type="string">
            <text:p>Gaine thermo autocolante 3mm</text:p>
          </table:table-cell>
          <table:table-cell table:style-name="ce12"/>
          <table:table-cell table:style-name="ce12" office:value-type="float" office:value="2449197">
            <text:p>2449197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number-columns-repeated="2"/>
          <table:table-cell table:style-name="ce18" office:value-type="string">
            <text:p>https://fr.farnell.com/raychem-te-connectivity/rhw-12-3-1200-adh-0/heat-shrink-tubing-12mm-1-2m-black/dp/2449197?ost=2449197&amp;ddkey=https%3Afr-FR%2FElement14_France%2Fsearch</text:p>
          </table:table-cell>
          <table:table-cell table:number-columns-repeated="1015"/>
        </table:table-row>
        <table:table-row table:style-name="ro23">
          <table:table-cell table:style-name="ce11" office:value-type="string">
            <text:p>Gaine thermo autocolante 4mm</text:p>
          </table:table-cell>
          <table:table-cell table:style-name="ce12" office:value-type="string">
            <text:p>Gaine thermorétractable avec adhésif, Mur double, résistance à l'humidité, 4:1, 0.63 ", 16 mm, Noir</text:p>
          </table:table-cell>
          <table:table-cell table:style-name="ce12" office:value-type="float" office:value="2798037">
            <text:p>2798037</text:p>
          </table:table-cell>
          <table:table-cell table:style-name="ce12" office:value-type="string">
            <text:p><text:a xlink:href="https://fr.farnell.com/b/raychem-te-connectivity">RAYCHEM - TE CONNECTIVITY</text:a> </text:p>
          </table:table-cell>
          <table:table-cell table:style-name="ce12" office:value-type="string">
            <text:p>HTAT-16/4-0-STK 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8" office:value-type="string">
            <text:p>https://fr.farnell.com/raychem-te-connectivity/htat-16-4-0-stk/gaine-thermo-tube-4-1-16mm-noir/dp/2798037?ost=2798037&amp;ddkey=https%3Afr-FR%2FElement14_France%2Fsearch</text:p>
          </table:table-cell>
          <table:table-cell table:number-columns-repeated="1015"/>
        </table:table-row>
        <table:table-row table:style-name="ro24">
          <table:table-cell table:style-name="ce11" office:value-type="string">
            <text:p>Embase pour attache de câble autoadhésive Noir 28mm x 28 mm <text:s/>(supports à coller pour faisceau)</text:p>
          </table:table-cell>
          <table:table-cell table:style-name="ce12" office:value-type="string">
            <text:p>Embase pour attache de câble autoadhésive Noir 28mm x 28 mm </text:p>
          </table:table-cell>
          <table:table-cell table:number-columns-repeated="2"/>
          <table:table-cell table:style-name="ce12" office:value-type="string">
            <text:p>151-01527 FMB4APT-I-PA66HS-BK </text:p>
          </table:table-cell>
          <table:table-cell table:number-columns-repeated="3"/>
          <table:table-cell table:style-name="ce18" office:value-type="string">
            <text:p>https://fr.rs-online.com/web/p/fixations-pour-serre-cables/1260337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132362D30333337267374613D3132363033333726&amp;searchHistory=%7B%22enabled%22%3Atrue%7D</text:p>
          </table:table-cell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'RS Component'.A1:'RS Component'.G27" table:display-filter-buttons="true"/>
        <table:database-range table:name="Tableau13" table:target-range-address="Farnell.A1:Farnell.G2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116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7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8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currency-style style:name="N119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9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9P2" style:volatile="true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1/29/2020</text:date>, <text:time>12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S_20_Component" style:display-name="PageStyle_RS 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rnell" style:display-name="PageStyle_Farne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9T12:36:16.71</dc:date>
    <meta:generator>OpenOffice/4.1.6$Win32 OpenOffice.org_project/416m1$Build-9790</meta:generator>
    <meta:document-statistic meta:table-count="2" meta:cell-count="375" meta:object-count="0"/>
  </office:meta>
</office:document-meta>
</file>